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solid" draw:fill-color="#5b9bd5" draw:shadow="hidden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dash" draw:stroke-dash="Dash_5f_0" svg:stroke-width="0.026cm" svg:stroke-color="#000000" svg:stroke-opacity="100%" draw:stroke-linejoin="miter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none" draw:fill="solid" draw:fill-color="#000000" draw:opacity="0%" draw:shadow="hidden"/>
    </style:style>
    <style:style style:name="gr7" style:family="graphic" style:parent-style-name="standard">
      <style:graphic-properties draw:stroke="none" draw:fill="none" draw:textarea-vertical-align="middle" fo:min-height="1.693cm" fo:min-width="2.54cm" fo:padding-top="0cm" fo:padding-bottom="0cm" fo:padding-left="0.3cm" fo:padding-right="0cm"/>
    </style:style>
    <style:style style:name="gr8" style:family="graphic" style:parent-style-name="standard">
      <style:graphic-properties draw:stroke="none" draw:fill="none" draw:textarea-vertical-align="middle" fo:min-height="0.508cm" fo:min-width="2.54cm" fo:padding-top="0.3cm" fo:padding-bottom="0.3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2.117cm" fo:min-width="2.54cm" fo:padding-top="0cm" fo:padding-bottom="0cm" fo:padding-left="0.3cm" fo:padding-right="0cm"/>
    </style:style>
    <style:style style:name="gr10" style:family="graphic" style:parent-style-name="standard">
      <style:graphic-properties draw:stroke="solid" svg:stroke-width="0.026cm" svg:stroke-color="#5b9bd5" draw:marker-end="Marker_5f_0" draw:marker-end-width="0.385cm" svg:stroke-opacity="100%" draw:stroke-linejoin="round" draw:fill="none" fo:padding-top="0.138cm" fo:padding-bottom="0.138cm" fo:padding-left="0.263cm" fo:padding-right="0.263cm" draw:shadow="hidden"/>
    </style:style>
    <style:style style:name="gr11" style:family="graphic" style:parent-style-name="standard">
      <style:graphic-properties draw:stroke="none" draw:fill="solid" draw:fill-color="#f2f2f2" draw:shadow="hidden"/>
    </style:style>
    <style:style style:name="gr12" style:family="graphic" style:parent-style-name="standard">
      <style:graphic-properties draw:stroke="none" draw:fill="none" draw:textarea-vertical-align="middle" fo:min-height="0.423cm" fo:min-width="2.54cm" fo:padding-top="0cm" fo:padding-bottom="0cm" fo:padding-left="0.3cm" fo:padding-right="0cm"/>
    </style:style>
    <style:style style:name="gr13" style:family="graphic" style:parent-style-name="standard">
      <style:graphic-properties draw:stroke="solid" svg:stroke-width="0.026cm" svg:stroke-color="#5b9bd5" svg:stroke-opacity="100%" draw:stroke-linejoin="round" draw:fill="none" fo:padding-top="0.138cm" fo:padding-bottom="0.138cm" fo:padding-left="0.263cm" fo:padding-right="0.263cm" draw:shadow="hidden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b9bd5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000000" draw:opacity="0%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style:paragraph-properties fo:margin-left="0cm" fo:margin-right="0cm" fo:margin-top="0cm" fo:margin-bottom="0cm" fo:line-height="120%" fo:text-align="start" fo:text-indent="0cm"/>
      <style:text-properties fo:background-color="transparent"/>
    </style:style>
    <style:style style:name="P8" style:family="paragraph">
      <loext:graphic-properties draw:fill="none"/>
      <style:text-properties fo:background-color="transparent"/>
    </style:style>
    <style:style style:name="T1" style:family="text">
      <style:text-properties fo:color="#ffffff" style:font-name="Calibri1" fo:font-size="12pt" fo:font-style="italic" fo:background-color="#ffffff" style:font-name-asian="Calibri1" style:font-size-asian="12pt" style:font-style-asian="italic" style:font-name-complex="Calibri1" style:font-size-complex="12pt" style:font-style-complex="italic"/>
    </style:style>
    <style:style style:name="T2" style:family="text">
      <style:text-properties fo:color="#000000" style:font-name="Calibri1" fo:font-size="10pt" fo:background-color="#ffffff" style:font-name-asian="Calibri1" style:font-size-asian="10pt" style:font-name-complex="Calibri1" style:font-size-complex="10pt"/>
    </style:style>
    <style:style style:name="T3" style:family="text">
      <style:text-properties fo:color="#ffffff" style:font-name="Calibri1" fo:font-size="12pt" fo:background-color="transparent" style:font-name-asian="Calibri1" style:font-size-asian="12pt" style:font-name-complex="Calibri1" style:font-size-complex="12pt"/>
    </style:style>
    <style:style style:name="T4" style:family="text">
      <style:text-properties fo:color="#000000" style:font-name="Calibri1" fo:font-size="12pt" fo:background-color="#ffffff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6.5cm" svg:height="1.993cm" svg:x="20.5cm" svg:y="13.608cm" svg:viewBox="0 0 6501 1994" draw:points="0,1994 6501,1994 6501,0 0,0 0,0 0,0">
            <text:p/>
          </draw:polygon>
          <draw:polygon draw:style-name="gr2" draw:text-style-name="P2" draw:layer="layout" svg:width="6.5cm" svg:height="1.993cm" svg:x="20.5cm" svg:y="13.608cm" svg:viewBox="0 0 6501 1994" draw:points="0,1994 6501,1994 6501,0 0,0 0,0 0,0">
            <text:p/>
          </draw:polygon>
        </draw:g>
        <draw:g>
          <draw:polygon draw:style-name="gr3" draw:text-style-name="P3" draw:layer="layout" svg:width="6.5cm" svg:height="1.108cm" svg:x="20.5cm" svg:y="12.5cm" svg:viewBox="0 0 6501 1109" draw:points="0,1109 0,1109 0,1109 6501,1109 6501,0 0,0">
            <text:p/>
          </draw:polygon>
          <draw:polygon draw:style-name="gr2" draw:text-style-name="P2" draw:layer="layout" svg:width="6.5cm" svg:height="1.108cm" svg:x="20.5cm" svg:y="12.5cm" svg:viewBox="0 0 6501 1109" draw:points="0,1109 0,1109 0,1109 6501,1109 6501,0 0,0">
            <text:p/>
          </draw:polygon>
        </draw:g>
        <draw:frame draw:style-name="textbodyjustfied" draw:layer="layout" svg:width="6.5cm" svg:height="0.767cm" svg:x="20.5cm" svg:y="12.671cm">
          <draw:text-box>
            <text:p><text:span text:style-name="T1">Interpreter</text:span></text:p>
          </draw:text-box>
        </draw:frame>
        <draw:g>
          <draw:polygon draw:style-name="gr4" draw:text-style-name="P4" draw:layer="layout" svg:width="6.298cm" svg:height="0cm" svg:x="20.6cm" svg:y="13.758cm" svg:viewBox="0 0 6299 0" draw:points="0,0 6299,0">
            <text:p/>
          </draw:polygon>
          <draw:line draw:style-name="gr5" draw:text-style-name="P2" draw:layer="layout" svg:x1="20.6cm" svg:y1="13.758cm" svg:x2="26.899cm" svg:y2="13.758cm">
            <text:p/>
          </draw:line>
        </draw:g>
        <draw:g>
          <draw:polygon draw:style-name="gr6" draw:text-style-name="P5" draw:layer="layout" svg:width="6.3cm" svg:height="1.693cm" svg:x="20.6cm" svg:y="13.808cm" svg:viewBox="0 0 6301 1694" draw:points="0,1694 6301,1694 6301,0 0,0">
            <text:p/>
          </draw:polygon>
          <draw:frame draw:style-name="gr7" draw:text-style-name="P2" draw:layer="layout" svg:width="6.3cm" svg:height="2.994cm" svg:x="20.6cm" svg:y="13.159cm">
            <draw:text-box>
              <text:p text:style-name="P6"><text:span text:style-name="T2">do_display_graph(self, args, my_graph=None)</text:span></text:p>
              <text:p text:style-name="P6"><text:span text:style-name="T2">do_create_graph(self, args)</text:span></text:p>
              <text:p text:style-name="P6"><text:span text:style-name="T2">Do_list_graph(self, arg)</text:span></text:p>
              <text:p text:style-name="P6"><text:span text:style-name="T2">do_save_graph(self, args)</text:span></text:p>
              <text:p text:style-name="P6"><text:span text:style-name="T2">do_load_graph(self, args)</text:span></text:p>
            </draw:text-box>
          </draw:frame>
        </draw:g>
        <draw:g>
          <draw:polygon draw:style-name="gr1" draw:text-style-name="P1" draw:layer="layout" svg:width="6.5cm" svg:height="2.417cm" svg:x="10.9cm" svg:y="13.404cm" svg:viewBox="0 0 6501 2418" draw:points="0,2418 6501,2418 6501,0 0,0 0,0 0,0">
            <text:p/>
          </draw:polygon>
          <draw:polygon draw:style-name="gr2" draw:text-style-name="P2" draw:layer="layout" svg:width="6.5cm" svg:height="2.417cm" svg:x="10.9cm" svg:y="13.404cm" svg:viewBox="0 0 6501 2418" draw:points="0,2418 6501,2418 6501,0 0,0 0,0 0,0">
            <text:p/>
          </draw:polygon>
        </draw:g>
        <draw:g>
          <draw:polygon draw:style-name="gr3" draw:text-style-name="P3" draw:layer="layout" svg:width="6.5cm" svg:height="1.108cm" svg:x="10.9cm" svg:y="12.296cm" svg:viewBox="0 0 6501 1109" draw:points="0,1109 0,1109 0,1109 6501,1109 6501,0 0,0">
            <text:p/>
          </draw:polygon>
          <draw:polygon draw:style-name="gr2" draw:text-style-name="P2" draw:layer="layout" svg:width="6.5cm" svg:height="1.108cm" svg:x="10.9cm" svg:y="12.296cm" svg:viewBox="0 0 6501 1109" draw:points="0,1109 0,1109 0,1109 6501,1109 6501,0 0,0">
            <text:p/>
          </draw:polygon>
        </draw:g>
        <draw:frame draw:style-name="gr8" draw:text-style-name="P8" draw:layer="layout" svg:width="6.5cm" svg:height="1.117cm" svg:x="10.9cm" svg:y="12.292cm">
          <draw:text-box>
            <text:p text:style-name="P7"><text:span text:style-name="T3">Graph</text:span></text:p>
          </draw:text-box>
        </draw:frame>
        <draw:g>
          <draw:polygon draw:style-name="gr4" draw:text-style-name="P4" draw:layer="layout" svg:width="6.299cm" svg:height="0cm" svg:x="11cm" svg:y="13.554cm" svg:viewBox="0 0 6300 0" draw:points="0,0 6300,0">
            <text:p/>
          </draw:polygon>
          <draw:line draw:style-name="gr5" draw:text-style-name="P2" draw:layer="layout" svg:x1="11cm" svg:y1="13.554cm" svg:x2="17.3cm" svg:y2="13.554cm">
            <text:p/>
          </draw:line>
        </draw:g>
        <draw:g>
          <draw:polygon draw:style-name="gr6" draw:text-style-name="P5" draw:layer="layout" svg:width="6.3cm" svg:height="2.117cm" svg:x="11cm" svg:y="13.604cm" svg:viewBox="0 0 6301 2118" draw:points="0,2118 6301,2118 6301,0 0,0">
            <text:p/>
          </draw:polygon>
          <draw:frame draw:style-name="gr9" draw:text-style-name="P2" draw:layer="layout" svg:width="6.3cm" svg:height="2.117cm" svg:x="11cm" svg:y="13.604cm">
            <draw:text-box>
              <text:p text:style-name="P6"><text:span text:style-name="T2">print_graph(graph)</text:span></text:p>
              <text:p text:style-name="P6"><text:span text:style-name="T2">build_graph(self, args)</text:span></text:p>
              <text:p text:style-name="P6"><text:span text:style-name="T2">set_data(self, new_graph)</text:span></text:p>
              <text:p text:style-name="P6"><text:span text:style-name="T2"/></text:p>
            </draw:text-box>
          </draw:frame>
        </draw:g>
        <draw:polyline draw:style-name="gr10" draw:text-style-name="P2" draw:layer="layout" svg:width="3.1cm" svg:height="0.008cm" svg:x="17.4cm" svg:y="14.051cm" svg:viewBox="0 0 3101 9" draw:points="0,9 1271,9 1271,0 3101,0">
          <text:p/>
        </draw:polyline>
        <draw:g>
          <draw:polygon draw:style-name="gr11" draw:text-style-name="P1" draw:layer="layout" svg:width="6.5cm" svg:height="1.147cm" svg:x="10.9cm" svg:y="5.608cm" svg:viewBox="0 0 6501 1148" draw:points="0,1148 6501,1148 6501,0 0,0 0,0 0,0">
            <text:p/>
            <text:p/>
          </draw:polygon>
          <draw:polygon draw:style-name="gr2" draw:text-style-name="P2" draw:layer="layout" svg:width="6.5cm" svg:height="1.147cm" svg:x="10.9cm" svg:y="5.608cm" svg:viewBox="0 0 6501 1148" draw:points="0,1148 6501,1148 6501,0 0,0 0,0 0,0">
            <text:p/>
          </draw:polygon>
        </draw:g>
        <draw:g>
          <draw:polygon draw:style-name="gr3" draw:text-style-name="P3" draw:layer="layout" svg:width="6.5cm" svg:height="1.108cm" svg:x="10.9cm" svg:y="4.5cm" svg:viewBox="0 0 6501 1109" draw:points="0,1109 0,1109 0,1109 6501,1109 6501,0 0,0">
            <text:p/>
          </draw:polygon>
          <draw:polygon draw:style-name="gr2" draw:text-style-name="P2" draw:layer="layout" svg:width="6.5cm" svg:height="1.108cm" svg:x="10.9cm" svg:y="4.5cm" svg:viewBox="0 0 6501 1109" draw:points="0,1109 0,1109 0,1109 6501,1109 6501,0 0,0">
            <text:p/>
          </draw:polygon>
        </draw:g>
        <draw:frame draw:style-name="gr8" draw:text-style-name="P2" draw:layer="layout" svg:width="6.5cm" svg:height="1.117cm" svg:x="10.9cm" svg:y="4.496cm">
          <draw:text-box>
            <text:p text:style-name="P6"><text:span text:style-name="T4">InterpreterController</text:span></text:p>
          </draw:text-box>
        </draw:frame>
        <draw:g>
          <draw:polygon draw:style-name="gr6" draw:text-style-name="P5" draw:layer="layout" svg:width="6.3cm" svg:height="0.423cm" svg:x="11cm" svg:y="5.708cm" svg:viewBox="0 0 6301 424" draw:points="0,424 6301,424 6301,0 0,0">
            <text:p/>
          </draw:polygon>
          <draw:frame draw:style-name="gr12" draw:text-style-name="P2" draw:layer="layout" svg:width="6.3cm" svg:height="0.429cm" svg:x="11cm" svg:y="5.705cm">
            <draw:text-box>
              <text:p text:style-name="P6"><text:span text:style-name="T2">my_view : IGraphView</text:span></text:p>
            </draw:text-box>
          </draw:frame>
        </draw:g>
        <draw:g>
          <draw:polygon draw:style-name="gr4" draw:text-style-name="P4" draw:layer="layout" svg:width="6.298cm" svg:height="0cm" svg:x="11cm" svg:y="6.181cm" svg:viewBox="0 0 6299 0" draw:points="0,0 6299,0">
            <text:p/>
          </draw:polygon>
          <draw:line draw:style-name="gr5" draw:text-style-name="P2" draw:layer="layout" svg:x1="11cm" svg:y1="6.181cm" svg:x2="17.299cm" svg:y2="6.181cm">
            <text:p/>
          </draw:line>
        </draw:g>
        <draw:g>
          <draw:polygon draw:style-name="gr6" draw:text-style-name="P5" draw:layer="layout" svg:width="6.3cm" svg:height="0.423cm" svg:x="11cm" svg:y="6.231cm" svg:viewBox="0 0 6301 424" draw:points="0,424 6301,424 6301,0 0,0">
            <text:p/>
          </draw:polygon>
          <draw:frame draw:style-name="gr12" draw:text-style-name="P2" draw:layer="layout" svg:width="6.3cm" svg:height="0.429cm" svg:x="11cm" svg:y="6.228cm">
            <draw:text-box>
              <text:p text:style-name="P6"><text:span text:style-name="T2">do _show(args)</text:span></text:p>
            </draw:text-box>
          </draw:frame>
        </draw:g>
        <draw:line draw:style-name="gr13" draw:text-style-name="P2" draw:layer="layout" svg:x1="14.15cm" svg:y1="6.755cm" svg:x2="14.15cm" svg:y2="12.2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Marker_5f_0" draw:display-name="Marker_0" svg:viewBox="0 0 20 30" svg:d="M10 0l-10 30h20zM10 12l-5 15h10z"/>
    <draw:stroke-dash draw:name="Dash_5f_0" draw:display-name="Dash_0" draw:style="rect" draw:dots1="1" draw:dots1-length="200%" draw:dots2="1" draw:dots2-length="200%" draw:distance="2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Calibri1" style:font-family-asian="Calibri" style:font-size-asian="12pt" style:language-asian="zh" style:country-asian="CN" style:font-style-asian="italic" style:font-weight-asian="normal" style:font-name-complex="Calibri1" style:font-family-complex="Calib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01T06:48:54.878000000</dc:date>
    <dc:description/>
    <dc:subject/>
    <dc:title/>
    <meta:creation-date>2017-10-18T18:55:23Z</meta:creation-date>
    <meta:initial-creator>Steven Snelling</meta:initial-creator>
    <meta:keyword/>
    <meta:generator>LibreOffice/5.0.1.2$Windows_x86 LibreOffice_project/81898c9f5c0d43f3473ba111d7b351050be20261</meta:generator>
    <meta:editing-duration>PT5M52S</meta:editing-duration>
    <meta:editing-cycles>3</meta:editing-cycles>
    <meta:document-statistic meta:object-count="44"/>
  </office:meta>
</office:document-meta>
</file>